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2"/>
  <manifest:file-entry manifest:media-type="text/xml" manifest:full-path="styles.xml"/>
  <manifest:file-entry manifest:media-type="image/png" manifest:full-path="Object 2/Pictures/10000201000004B0000002589127A23F.png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1736in"/>
    </style:style>
    <style:style style:name="co3" style:family="table-column">
      <style:table-column-properties fo:break-before="auto" style:column-width="2.5854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normal" style:font-style-asian="normal" style:font-style-complex="normal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/>
    </style:style>
    <style:style style:name="ce3" style:family="table-cell" style:parent-style-name="Default" style:data-style-name="N118">
      <style:table-cell-properties style:text-align-source="fix" style:repeat-content="false"/>
      <style:paragraph-properties fo:text-align="center" fo:margin-left="0in"/>
      <style:text-properties style:font-name="Arial"/>
    </style:style>
    <style:style style:name="ce4" style:family="table-cell" style:parent-style-name="Default" style:data-style-name="N118">
      <style:table-cell-properties style:text-align-source="fix" style:repeat-content="false" fo:wrap-option="wrap" style:vertical-align="top"/>
      <style:paragraph-properties fo:text-align="center" fo:margin-left="0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18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2"/>
        <table:table-column table:style-name="co1" table:number-columns-repeated="7" table:default-cell-style-name="Default"/>
        <table:table-row table:style-name="ro1">
          <table:table-cell office:value-type="string">
            <text:p>Run</text:p>
          </table:table-cell>
          <table:table-cell office:value-type="string">
            <text:p>Date</text:p>
          </table:table-cell>
          <table:table-cell table:style-name="ce6" office:value-type="string">
            <text:p>DeltaP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6" office:value-type="string">
            <text:p>3-140</text:p>
          </table:table-cell>
          <table:table-cell table:number-columns-repeated="6"/>
        </table:table-row>
        <table:table-row table:style-name="ro1">
          <table:table-cell office:value-type="float" office:value="9654">
            <text:p>9654</text:p>
          </table:table-cell>
          <table:table-cell table:style-name="ce3" office:value-type="date" office:date-value="2017-09-22T01:05:04.86">
            <text:p>22/09/2017-01:05:05</text:p>
          </table:table-cell>
          <table:table-cell office:value-type="float" office:value="13.9623">
            <text:p>13.9623</text:p>
          </table:table-cell>
          <table:table-cell table:number-columns-repeated="5"/>
          <table:table-cell>
            <draw:frame table:end-cell-address="Sheet1.R29" table:end-x="0.6346in" table:end-y="0.0906in" draw:z-index="0" draw:style-name="gr1" draw:text-style-name="P1" svg:width="7.7768in" svg:height="4.3929in" svg:x="0.8591in" svg:y="0.0508in">
              <draw:object draw:notify-on-update-of-ranges="Sheet1.B3:Sheet1.B17 Sheet1.B3:Sheet1.B17 Sheet1.C2:Sheet1.C2 Sheet1.C3:Sheet1.C17 Sheet1.B22:Sheet1.B38 Sheet1.C21:Sheet1.C21 Sheet1.C22:Sheet1.C38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float" office:value="9659">
            <text:p>9659</text:p>
          </table:table-cell>
          <table:table-cell table:style-name="ce4" office:value-type="date" office:date-value="2017-09-22T04:00:48.25">
            <text:p>22/09/2017-04:00:48</text:p>
          </table:table-cell>
          <table:table-cell office:value-type="float" office:value="14.2799">
            <text:p>14.2799</text:p>
          </table:table-cell>
          <table:table-cell table:number-columns-repeated="6"/>
        </table:table-row>
        <table:table-row table:style-name="ro1">
          <table:table-cell office:value-type="float" office:value="9660">
            <text:p>9660</text:p>
          </table:table-cell>
          <table:table-cell table:style-name="ce5" office:value-type="date" office:date-value="2017-09-22T06:14:22.32">
            <text:p>22/09/2017-06:14:22</text:p>
          </table:table-cell>
          <table:table-cell office:value-type="float" office:value="14.7138">
            <text:p>14.7138</text:p>
          </table:table-cell>
          <table:table-cell table:number-columns-repeated="6"/>
        </table:table-row>
        <table:table-row table:style-name="ro1">
          <table:table-cell table:style-name="ce1" office:value-type="float" office:value="9661">
            <text:p>9661</text:p>
          </table:table-cell>
          <table:table-cell table:style-name="ce4" office:value-type="date" office:date-value="2017-09-22T08:35:09.45">
            <text:p>22/09/2017-08:35:09</text:p>
          </table:table-cell>
          <table:table-cell table:style-name="ce1" office:value-type="float" office:value="14.6255">
            <text:p>14.6255</text:p>
          </table:table-cell>
          <table:table-cell table:number-columns-repeated="6"/>
        </table:table-row>
        <table:table-row table:style-name="ro1">
          <table:table-cell office:value-type="float" office:value="9677">
            <text:p>9677</text:p>
          </table:table-cell>
          <table:table-cell table:style-name="ce4" office:value-type="date" office:date-value="2017-09-23T12:51:50.72">
            <text:p>23/09/2017-12:51:51</text:p>
          </table:table-cell>
          <table:table-cell office:value-type="float" office:value="17.4408">
            <text:p>17.4408</text:p>
          </table:table-cell>
          <table:table-cell table:number-columns-repeated="6"/>
        </table:table-row>
        <table:table-row table:style-name="ro1">
          <table:table-cell office:value-type="float" office:value="9678">
            <text:p>9678</text:p>
          </table:table-cell>
          <table:table-cell table:style-name="ce5" office:value-type="date" office:date-value="2017-09-23T16:35:40.486009">
            <text:p>23/09/2017-16:35:40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9679">
            <text:p>9679</text:p>
          </table:table-cell>
          <table:table-cell table:style-name="ce4" office:value-type="date" office:date-value="2017-09-23T17:40:48.99">
            <text:p>23/09/2017-17:40:49</text:p>
          </table:table-cell>
          <table:table-cell office:value-type="float" office:value="17.9567">
            <text:p>17.9567</text:p>
          </table:table-cell>
          <table:table-cell table:number-columns-repeated="6"/>
        </table:table-row>
        <table:table-row table:style-name="ro1">
          <table:table-cell office:value-type="float" office:value="9683">
            <text:p>9683</text:p>
          </table:table-cell>
          <table:table-cell table:style-name="ce4" office:value-type="date" office:date-value="2017-09-24T08:58:35.35">
            <text:p>24/09/2017-08:58:35</text:p>
          </table:table-cell>
          <table:table-cell office:value-type="float" office:value="18.9357">
            <text:p>18.9357</text:p>
          </table:table-cell>
          <table:table-cell table:number-columns-repeated="6"/>
        </table:table-row>
        <table:table-row table:style-name="ro1">
          <table:table-cell office:value-type="float" office:value="9687">
            <text:p>9687</text:p>
          </table:table-cell>
          <table:table-cell table:style-name="ce5" office:value-type="date" office:date-value="2017-09-24T16:00:56.73">
            <text:p>24/09/2017-16:00:57</text:p>
          </table:table-cell>
          <table:table-cell office:value-type="float" office:value="19.0565">
            <text:p>19.0565</text:p>
          </table:table-cell>
          <table:table-cell table:number-columns-repeated="6"/>
        </table:table-row>
        <table:table-row table:style-name="ro1">
          <table:table-cell office:value-type="float" office:value="9690">
            <text:p>9690</text:p>
          </table:table-cell>
          <table:table-cell table:style-name="ce5" office:value-type="date" office:date-value="2017-09-24T21:20:13.28">
            <text:p>24/09/2017-21:20:13</text:p>
          </table:table-cell>
          <table:table-cell office:value-type="float" office:value="19.3572">
            <text:p>19.3572</text:p>
          </table:table-cell>
          <table:table-cell table:number-columns-repeated="6"/>
        </table:table-row>
        <table:table-row table:style-name="ro1">
          <table:table-cell office:value-type="float" office:value="9691">
            <text:p>9691</text:p>
          </table:table-cell>
          <table:table-cell table:style-name="ce4" office:value-type="date" office:date-value="2017-09-24T22:49:41.01">
            <text:p>24/09/2017-22:49:41</text:p>
          </table:table-cell>
          <table:table-cell office:value-type="float" office:value="19.009">
            <text:p>19.009</text:p>
          </table:table-cell>
          <table:table-cell table:number-columns-repeated="6"/>
        </table:table-row>
        <table:table-row table:style-name="ro1">
          <table:table-cell office:value-type="float" office:value="9694">
            <text:p>9694</text:p>
          </table:table-cell>
          <table:table-cell table:style-name="ce5" office:value-type="date" office:date-value="2017-09-25T03:39:30.28">
            <text:p>25/09/2017-03:39:30</text:p>
          </table:table-cell>
          <table:table-cell office:value-type="float" office:value="19.1542">
            <text:p>19.1542</text:p>
          </table:table-cell>
          <table:table-cell table:number-columns-repeated="6"/>
        </table:table-row>
        <table:table-row table:style-name="ro1">
          <table:table-cell office:value-type="float" office:value="9698">
            <text:p>9698</text:p>
          </table:table-cell>
          <table:table-cell table:style-name="ce4" office:value-type="date" office:date-value="2017-09-25T09:18:20.99">
            <text:p>25/09/2017-09:18:21</text:p>
          </table:table-cell>
          <table:table-cell office:value-type="float" office:value="19.489">
            <text:p>19.489</text:p>
          </table:table-cell>
          <table:table-cell table:number-columns-repeated="6"/>
        </table:table-row>
        <table:table-row table:style-name="ro1">
          <table:table-cell office:value-type="float" office:value="9723">
            <text:p>9723</text:p>
          </table:table-cell>
          <table:table-cell table:style-name="ce4" office:value-type="date" office:date-value="2017-09-26T00:26:42.53">
            <text:p>26/09/2017-00:26:43</text:p>
          </table:table-cell>
          <table:table-cell office:value-type="float" office:value="19.2663">
            <text:p>19.2663</text:p>
          </table:table-cell>
          <table:table-cell table:number-columns-repeated="6"/>
        </table:table-row>
        <table:table-row table:style-name="ro1">
          <table:table-cell office:value-type="float" office:value="9726">
            <text:p>9726</text:p>
          </table:table-cell>
          <table:table-cell table:style-name="ce5" office:value-type="date" office:date-value="2017-09-26T04:34:14.48">
            <text:p>26/09/2017-04:34:14</text:p>
          </table:table-cell>
          <table:table-cell office:value-type="float" office:value="19.4245">
            <text:p>19.4245</text:p>
          </table:table-cell>
          <table:table-cell table:number-columns-repeated="6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2"/>
          <table:table-cell table:style-name="ce6" office:value-type="string">
            <text:p>6-140</text:p>
          </table:table-cell>
          <table:table-cell table:number-columns-repeated="6"/>
        </table:table-row>
        <table:table-row table:style-name="ro1">
          <table:table-cell office:value-type="float" office:value="9730">
            <text:p>9730</text:p>
          </table:table-cell>
          <table:table-cell table:style-name="ce4" office:value-type="date" office:date-value="2017-09-26T10:57:02.62">
            <text:p>26/09/2017-10:57:03</text:p>
          </table:table-cell>
          <table:table-cell office:value-type="float" office:value="19.6962">
            <text:p>19.6962</text:p>
          </table:table-cell>
          <table:table-cell table:number-columns-repeated="6"/>
        </table:table-row>
        <table:table-row table:style-name="ro1">
          <table:table-cell office:value-type="float" office:value="9736">
            <text:p>9736</text:p>
          </table:table-cell>
          <table:table-cell table:style-name="ce4" office:value-type="date" office:date-value="2017-09-26T16:32:25.28">
            <text:p>26/09/2017-16:32:25</text:p>
          </table:table-cell>
          <table:table-cell office:value-type="float" office:value="19.8053">
            <text:p>19.8053</text:p>
          </table:table-cell>
          <table:table-cell table:number-columns-repeated="6"/>
        </table:table-row>
        <table:table-row table:style-name="ro1">
          <table:table-cell office:value-type="float" office:value="9739">
            <text:p>9739</text:p>
          </table:table-cell>
          <table:table-cell table:style-name="ce4" office:value-type="date" office:date-value="2017-09-26T22:42:51.21">
            <text:p>26/09/2017-22:42:51</text:p>
          </table:table-cell>
          <table:table-cell office:value-type="float" office:value="19.6732">
            <text:p>19.6732</text:p>
          </table:table-cell>
          <table:table-cell table:number-columns-repeated="6"/>
        </table:table-row>
        <table:table-row table:style-name="ro1">
          <table:table-cell office:value-type="float" office:value="9663">
            <text:p>9663</text:p>
          </table:table-cell>
          <table:table-cell table:style-name="ce4" office:value-type="date" office:date-value="2017-09-22T11:18:07.72">
            <text:p>22/09/2017-11:18:08</text:p>
          </table:table-cell>
          <table:table-cell office:value-type="float" office:value="14.9423">
            <text:p>14.9423</text:p>
          </table:table-cell>
          <table:table-cell table:number-columns-repeated="6"/>
        </table:table-row>
        <table:table-row table:style-name="ro1">
          <table:table-cell office:value-type="float" office:value="9665">
            <text:p>9665</text:p>
          </table:table-cell>
          <table:table-cell table:style-name="ce5" office:value-type="date" office:date-value="2017-09-22T15:01:51.48">
            <text:p>22/09/2017-15:01:51</text:p>
          </table:table-cell>
          <table:table-cell office:value-type="float" office:value="15.1678">
            <text:p>15.1678</text:p>
          </table:table-cell>
          <table:table-cell table:number-columns-repeated="6"/>
        </table:table-row>
        <table:table-row table:style-name="ro1">
          <table:table-cell office:value-type="float" office:value="9666">
            <text:p>9666</text:p>
          </table:table-cell>
          <table:table-cell table:style-name="ce5" office:value-type="date" office:date-value="2017-09-22T19:25:02.529999">
            <text:p>22/09/2017-19:25:03</text:p>
          </table:table-cell>
          <table:table-cell office:value-type="float" office:value="15.6145">
            <text:p>15.6145</text:p>
          </table:table-cell>
          <table:table-cell table:number-columns-repeated="6"/>
        </table:table-row>
        <table:table-row table:style-name="ro1">
          <table:table-cell office:value-type="float" office:value="9671">
            <text:p>9671</text:p>
          </table:table-cell>
          <table:table-cell table:style-name="ce5" office:value-type="date" office:date-value="2017-09-23T02:12:34.74">
            <text:p>23/09/2017-02:12:35</text:p>
          </table:table-cell>
          <table:table-cell office:value-type="float" office:value="16.5058">
            <text:p>16.5058</text:p>
          </table:table-cell>
          <table:table-cell table:number-columns-repeated="6"/>
        </table:table-row>
        <table:table-row table:style-name="ro1">
          <table:table-cell office:value-type="float" office:value="9676">
            <text:p>9676</text:p>
          </table:table-cell>
          <table:table-cell table:style-name="ce5" office:value-type="date" office:date-value="2017-09-23T10:50:13.76">
            <text:p>23/09/2017-10:50:14</text:p>
          </table:table-cell>
          <table:table-cell office:value-type="float" office:value="17.1413">
            <text:p>17.1413</text:p>
          </table:table-cell>
          <table:table-cell table:number-columns-repeated="6"/>
        </table:table-row>
        <table:table-row table:style-name="ro1">
          <table:table-cell office:value-type="float" office:value="9680">
            <text:p>9680</text:p>
          </table:table-cell>
          <table:table-cell table:style-name="ce4" office:value-type="date" office:date-value="2017-09-23T20:49:45.48">
            <text:p>23/09/2017-20:49:45</text:p>
          </table:table-cell>
          <table:table-cell office:value-type="float" office:value="17.1872">
            <text:p>17.1872</text:p>
          </table:table-cell>
          <table:table-cell table:number-columns-repeated="6"/>
        </table:table-row>
        <table:table-row table:style-name="ro1">
          <table:table-cell office:value-type="float" office:value="9681">
            <text:p>9681</text:p>
          </table:table-cell>
          <table:table-cell table:style-name="ce4" office:value-type="date" office:date-value="2017-09-23T22:05:44.09">
            <text:p>23/09/2017-22:05:44</text:p>
          </table:table-cell>
          <table:table-cell office:value-type="float" office:value="18.1695">
            <text:p>18.1695</text:p>
          </table:table-cell>
          <table:table-cell table:number-columns-repeated="6"/>
        </table:table-row>
        <table:table-row table:style-name="ro1">
          <table:table-cell office:value-type="float" office:value="9684">
            <text:p>9684</text:p>
          </table:table-cell>
          <table:table-cell table:style-name="ce4" office:value-type="date" office:date-value="2017-09-24T10:57:31.3">
            <text:p>24/09/2017-10:57:31</text:p>
          </table:table-cell>
          <table:table-cell office:value-type="float" office:value="18.7158">
            <text:p>18.7158</text:p>
          </table:table-cell>
          <table:table-cell table:number-columns-repeated="6"/>
        </table:table-row>
        <table:table-row table:style-name="ro1">
          <table:table-cell office:value-type="float" office:value="9688">
            <text:p>9688</text:p>
          </table:table-cell>
          <table:table-cell table:style-name="ce4" office:value-type="date" office:date-value="2017-09-24T17:17:36.340001">
            <text:p>24/09/2017-17:17:36</text:p>
          </table:table-cell>
          <table:table-cell office:value-type="float" office:value="19.2945">
            <text:p>19.2945</text:p>
          </table:table-cell>
          <table:table-cell table:number-columns-repeated="6"/>
        </table:table-row>
        <table:table-row table:style-name="ro1">
          <table:table-cell office:value-type="float" office:value="9692">
            <text:p>9692</text:p>
          </table:table-cell>
          <table:table-cell table:style-name="ce4" office:value-type="date" office:date-value="2017-09-25T00:32:31.83">
            <text:p>25/09/2017-00:32:32</text:p>
          </table:table-cell>
          <table:table-cell office:value-type="float" office:value="19.7338">
            <text:p>19.7338</text:p>
          </table:table-cell>
          <table:table-cell table:number-columns-repeated="6"/>
        </table:table-row>
        <table:table-row table:style-name="ro1">
          <table:table-cell office:value-type="float" office:value="9695">
            <text:p>9695</text:p>
          </table:table-cell>
          <table:table-cell table:style-name="ce4" office:value-type="date" office:date-value="2017-09-25T05:12:43.02">
            <text:p>25/09/2017-05:12:43</text:p>
          </table:table-cell>
          <table:table-cell office:value-type="float" office:value="19.4109">
            <text:p>19.4109</text:p>
          </table:table-cell>
          <table:table-cell table:number-columns-repeated="6"/>
        </table:table-row>
        <table:table-row table:style-name="ro1">
          <table:table-cell office:value-type="float" office:value="9699">
            <text:p>9699</text:p>
          </table:table-cell>
          <table:table-cell table:style-name="ce4" office:value-type="date" office:date-value="2017-09-25T11:14:37.92">
            <text:p>25/09/2017-11:14:38</text:p>
          </table:table-cell>
          <table:table-cell office:value-type="float" office:value="19.7399">
            <text:p>19.7399</text:p>
          </table:table-cell>
          <table:table-cell table:number-columns-repeated="6"/>
        </table:table-row>
        <table:table-row table:style-name="ro1">
          <table:table-cell office:value-type="float" office:value="9724">
            <text:p>9724</text:p>
          </table:table-cell>
          <table:table-cell table:style-name="ce4" office:value-type="date" office:date-value="2017-09-26T01:56:45.25">
            <text:p>26/09/2017-01:56:45</text:p>
          </table:table-cell>
          <table:table-cell office:value-type="float" office:value="19.7751">
            <text:p>19.7751</text:p>
          </table:table-cell>
          <table:table-cell table:number-columns-repeated="6"/>
        </table:table-row>
        <table:table-row table:style-name="ro1">
          <table:table-cell office:value-type="float" office:value="9727">
            <text:p>9727</text:p>
          </table:table-cell>
          <table:table-cell table:style-name="ce4" office:value-type="date" office:date-value="2017-09-26T05:57:05.24">
            <text:p>26/09/2017-05:57:05</text:p>
          </table:table-cell>
          <table:table-cell office:value-type="float" office:value="19.7078">
            <text:p>19.7078</text:p>
          </table:table-cell>
          <table:table-cell table:number-columns-repeated="6"/>
        </table:table-row>
        <table:table-row table:style-name="ro1">
          <table:table-cell/>
          <table:table-cell/>
          <table:table-cell table:number-columns-repeated="7"/>
        </table:table-row>
        <table:table-row table:style-name="ro1">
          <table:table-cell/>
          <table:table-cell/>
          <table:table-cell table:number-columns-repeated="7"/>
        </table:table-row>
        <table:table-row table:style-name="ro1" table:number-rows-repeated="104853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heet2" table:style-name="ta1" table:print="false"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table:formula="of:=[Sheet1.B3]" office:value-type="date" office:date-value="2017-09-22T01:05:04.86">
            <text:p>09/22/17 01:05 AM</text:p>
          </table:table-cell>
          <table:table-cell table:formula="of:=[Sheet1.C3]" office:value-type="float" office:value="13.9623">
            <text:p>13.9623</text:p>
          </table:table-cell>
          <table:table-cell/>
        </table:table-row>
        <table:table-row table:style-name="ro1">
          <table:table-cell table:formula="of:=[Sheet1.B4]" office:value-type="date" office:date-value="2017-09-22T04:00:48.25">
            <text:p>09/22/17 04:00 AM</text:p>
          </table:table-cell>
          <table:table-cell table:formula="of:=[Sheet1.C4]" office:value-type="float" office:value="14.2799">
            <text:p>14.2799</text:p>
          </table:table-cell>
          <table:table-cell/>
        </table:table-row>
        <table:table-row table:style-name="ro1">
          <table:table-cell table:formula="of:=[Sheet1.B5]" office:value-type="date" office:date-value="2017-09-22T06:14:22.32">
            <text:p>09/22/17 06:14 AM</text:p>
          </table:table-cell>
          <table:table-cell table:formula="of:=[Sheet1.C5]" office:value-type="float" office:value="14.7138">
            <text:p>14.7138</text:p>
          </table:table-cell>
          <table:table-cell/>
        </table:table-row>
        <table:table-row table:style-name="ro1">
          <table:table-cell table:formula="of:=[Sheet1.B6]" office:value-type="date" office:date-value="2017-09-22T08:35:09.45">
            <text:p>09/22/17 08:35 AM</text:p>
          </table:table-cell>
          <table:table-cell table:formula="of:=[Sheet1.C6]" office:value-type="float" office:value="14.6255">
            <text:p>14.6255</text:p>
          </table:table-cell>
          <table:table-cell/>
        </table:table-row>
        <table:table-row table:style-name="ro1">
          <table:table-cell table:formula="of:=[Sheet1.B7]" office:value-type="date" office:date-value="2017-09-23T12:51:50.72">
            <text:p>09/23/17 12:51 PM</text:p>
          </table:table-cell>
          <table:table-cell table:formula="of:=[Sheet1.C7]" office:value-type="float" office:value="17.4408">
            <text:p>17.4408</text:p>
          </table:table-cell>
          <table:table-cell/>
        </table:table-row>
        <table:table-row table:style-name="ro1">
          <table:table-cell table:formula="of:=[Sheet1.B9]" office:value-type="date" office:date-value="2017-09-23T17:40:48.99">
            <text:p>09/23/17 05:40 PM</text:p>
          </table:table-cell>
          <table:table-cell table:formula="of:=[Sheet1.C8]" office:value-type="float" office:value="0">
            <text:p>0</text:p>
          </table:table-cell>
          <table:table-cell/>
        </table:table-row>
        <table:table-row table:style-name="ro1">
          <table:table-cell table:formula="of:=[Sheet1.B10]" office:value-type="date" office:date-value="2017-09-24T08:58:35.35">
            <text:p>09/24/17 08:58 AM</text:p>
          </table:table-cell>
          <table:table-cell table:formula="of:=[Sheet1.C9]" office:value-type="float" office:value="17.9567">
            <text:p>17.9567</text:p>
          </table:table-cell>
          <table:table-cell/>
        </table:table-row>
        <table:table-row table:style-name="ro1">
          <table:table-cell table:formula="of:=[Sheet1.B11]" office:value-type="date" office:date-value="2017-09-24T16:00:56.73">
            <text:p>09/24/17 04:00 PM</text:p>
          </table:table-cell>
          <table:table-cell table:formula="of:=[Sheet1.C10]" office:value-type="float" office:value="18.9357">
            <text:p>18.9357</text:p>
          </table:table-cell>
          <table:table-cell/>
        </table:table-row>
        <table:table-row table:style-name="ro1">
          <table:table-cell table:formula="of:=[Sheet1.B12]" office:value-type="date" office:date-value="2017-09-24T21:20:13.28">
            <text:p>09/24/17 09:20 PM</text:p>
          </table:table-cell>
          <table:table-cell table:formula="of:=[Sheet1.C11]" office:value-type="float" office:value="19.0565">
            <text:p>19.0565</text:p>
          </table:table-cell>
          <table:table-cell/>
        </table:table-row>
        <table:table-row table:style-name="ro1">
          <table:table-cell table:formula="of:=[Sheet1.B13]" office:value-type="date" office:date-value="2017-09-24T22:49:41.01">
            <text:p>09/24/17 10:49 PM</text:p>
          </table:table-cell>
          <table:table-cell table:formula="of:=[Sheet1.C12]" office:value-type="float" office:value="19.3572">
            <text:p>19.3572</text:p>
          </table:table-cell>
          <table:table-cell/>
        </table:table-row>
        <table:table-row table:style-name="ro1">
          <table:table-cell table:formula="of:=[Sheet1.B14]" office:value-type="date" office:date-value="2017-09-25T03:39:30.28">
            <text:p>09/25/17 03:39 AM</text:p>
          </table:table-cell>
          <table:table-cell table:formula="of:=[Sheet1.C13]" office:value-type="float" office:value="19.009">
            <text:p>19.009</text:p>
          </table:table-cell>
          <table:table-cell/>
        </table:table-row>
        <table:table-row table:style-name="ro1">
          <table:table-cell table:formula="of:=[Sheet1.B15]" office:value-type="date" office:date-value="2017-09-25T09:18:20.99">
            <text:p>09/25/17 09:18 AM</text:p>
          </table:table-cell>
          <table:table-cell table:formula="of:=[Sheet1.C14]" office:value-type="float" office:value="19.1542">
            <text:p>19.1542</text:p>
          </table:table-cell>
          <table:table-cell/>
        </table:table-row>
        <table:table-row table:style-name="ro1">
          <table:table-cell table:formula="of:=[Sheet1.B16]" office:value-type="date" office:date-value="2017-09-26T00:26:42.53">
            <text:p>09/26/17 12:26 AM</text:p>
          </table:table-cell>
          <table:table-cell table:formula="of:=[Sheet1.C15]" office:value-type="float" office:value="19.489">
            <text:p>19.489</text:p>
          </table:table-cell>
          <table:table-cell/>
        </table:table-row>
        <table:table-row table:style-name="ro1">
          <table:table-cell table:formula="of:=[Sheet1.B17]" office:value-type="date" office:date-value="2017-09-26T04:34:14.48">
            <text:p>09/26/17 04:34 AM</text:p>
          </table:table-cell>
          <table:table-cell table:formula="of:=[Sheet1.C16]" office:value-type="float" office:value="19.2663">
            <text:p>19.2663</text:p>
          </table:table-cell>
          <table:table-cell/>
        </table:table-row>
        <table:table-row table:style-name="ro1">
          <table:table-cell table:formula="of:=[Sheet1.B22]" office:value-type="date" office:date-value="2017-09-26T10:57:02.62">
            <text:p>09/26/17 10:57 AM</text:p>
          </table:table-cell>
          <table:table-cell/>
          <table:table-cell table:formula="of:=[Sheet1.C22]" office:value-type="float" office:value="19.6962">
            <text:p>19.6962</text:p>
          </table:table-cell>
        </table:table-row>
        <table:table-row table:style-name="ro1">
          <table:table-cell table:formula="of:=[Sheet1.B23]" office:value-type="date" office:date-value="2017-09-26T16:32:25.28">
            <text:p>09/26/17 04:32 PM</text:p>
          </table:table-cell>
          <table:table-cell/>
          <table:table-cell table:formula="of:=[Sheet1.C23]" office:value-type="float" office:value="19.8053">
            <text:p>19.8053</text:p>
          </table:table-cell>
        </table:table-row>
        <table:table-row table:style-name="ro1">
          <table:table-cell table:formula="of:=[Sheet1.B24]" office:value-type="date" office:date-value="2017-09-26T22:42:51.21">
            <text:p>09/26/17 10:42 PM</text:p>
          </table:table-cell>
          <table:table-cell/>
          <table:table-cell table:formula="of:=[Sheet1.C24]" office:value-type="float" office:value="19.6732">
            <text:p>19.6732</text:p>
          </table:table-cell>
        </table:table-row>
        <table:table-row table:style-name="ro1">
          <table:table-cell table:formula="of:=[Sheet1.B25]" office:value-type="date" office:date-value="2017-09-22T11:18:07.72">
            <text:p>09/22/17 11:18 AM</text:p>
          </table:table-cell>
          <table:table-cell/>
          <table:table-cell table:formula="of:=[Sheet1.C25]" office:value-type="float" office:value="14.9423">
            <text:p>14.9423</text:p>
          </table:table-cell>
        </table:table-row>
        <table:table-row table:style-name="ro1">
          <table:table-cell table:formula="of:=[Sheet1.B26]" office:value-type="date" office:date-value="2017-09-22T15:01:51.48">
            <text:p>09/22/17 03:01 PM</text:p>
          </table:table-cell>
          <table:table-cell/>
          <table:table-cell table:formula="of:=[Sheet1.C26]" office:value-type="float" office:value="15.1678">
            <text:p>15.1678</text:p>
          </table:table-cell>
        </table:table-row>
        <table:table-row table:style-name="ro1">
          <table:table-cell table:formula="of:=[Sheet1.B27]" office:value-type="date" office:date-value="2017-09-22T19:25:02.529999">
            <text:p>09/22/17 07:25 PM</text:p>
          </table:table-cell>
          <table:table-cell/>
          <table:table-cell table:formula="of:=[Sheet1.C27]" office:value-type="float" office:value="15.6145">
            <text:p>15.6145</text:p>
          </table:table-cell>
        </table:table-row>
        <table:table-row table:style-name="ro1">
          <table:table-cell table:formula="of:=[Sheet1.B28]" office:value-type="date" office:date-value="2017-09-23T02:12:34.74">
            <text:p>09/23/17 02:12 AM</text:p>
          </table:table-cell>
          <table:table-cell/>
          <table:table-cell table:formula="of:=[Sheet1.C28]" office:value-type="float" office:value="16.5058">
            <text:p>16.5058</text:p>
          </table:table-cell>
        </table:table-row>
        <table:table-row table:style-name="ro1">
          <table:table-cell table:formula="of:=[Sheet1.B29]" office:value-type="date" office:date-value="2017-09-23T10:50:13.76">
            <text:p>09/23/17 10:50 AM</text:p>
          </table:table-cell>
          <table:table-cell/>
          <table:table-cell table:formula="of:=[Sheet1.C29]" office:value-type="float" office:value="17.1413">
            <text:p>17.1413</text:p>
          </table:table-cell>
        </table:table-row>
        <table:table-row table:style-name="ro1">
          <table:table-cell table:formula="of:=[Sheet1.B30]" office:value-type="date" office:date-value="2017-09-23T20:49:45.48">
            <text:p>09/23/17 08:49 PM</text:p>
          </table:table-cell>
          <table:table-cell/>
          <table:table-cell table:formula="of:=[Sheet1.C30]" office:value-type="float" office:value="17.1872">
            <text:p>17.1872</text:p>
          </table:table-cell>
        </table:table-row>
        <table:table-row table:style-name="ro1">
          <table:table-cell table:formula="of:=[Sheet1.B31]" office:value-type="date" office:date-value="2017-09-23T22:05:44.09">
            <text:p>09/23/17 10:05 PM</text:p>
          </table:table-cell>
          <table:table-cell/>
          <table:table-cell table:formula="of:=[Sheet1.C31]" office:value-type="float" office:value="18.1695">
            <text:p>18.1695</text:p>
          </table:table-cell>
        </table:table-row>
        <table:table-row table:style-name="ro1">
          <table:table-cell table:formula="of:=[Sheet1.B32]" office:value-type="date" office:date-value="2017-09-24T10:57:31.3">
            <text:p>09/24/17 10:57 AM</text:p>
          </table:table-cell>
          <table:table-cell/>
          <table:table-cell table:formula="of:=[Sheet1.C32]" office:value-type="float" office:value="18.7158">
            <text:p>18.7158</text:p>
          </table:table-cell>
        </table:table-row>
        <table:table-row table:style-name="ro1">
          <table:table-cell table:formula="of:=[Sheet1.B33]" office:value-type="date" office:date-value="2017-09-24T17:17:36.340001">
            <text:p>09/24/17 05:17 PM</text:p>
          </table:table-cell>
          <table:table-cell/>
          <table:table-cell table:formula="of:=[Sheet1.C33]" office:value-type="float" office:value="19.2945">
            <text:p>19.2945</text:p>
          </table:table-cell>
        </table:table-row>
        <table:table-row table:style-name="ro1">
          <table:table-cell table:formula="of:=[Sheet1.B34]" office:value-type="date" office:date-value="2017-09-25T00:32:31.83">
            <text:p>09/25/17 12:32 AM</text:p>
          </table:table-cell>
          <table:table-cell/>
          <table:table-cell table:formula="of:=[Sheet1.C34]" office:value-type="float" office:value="19.7338">
            <text:p>19.7338</text:p>
          </table:table-cell>
        </table:table-row>
        <table:table-row table:style-name="ro1">
          <table:table-cell table:formula="of:=[Sheet1.B35]" office:value-type="date" office:date-value="2017-09-25T05:12:43.02">
            <text:p>09/25/17 05:12 AM</text:p>
          </table:table-cell>
          <table:table-cell/>
          <table:table-cell table:formula="of:=[Sheet1.C35]" office:value-type="float" office:value="19.4109">
            <text:p>19.4109</text:p>
          </table:table-cell>
        </table:table-row>
        <table:table-row table:style-name="ro1">
          <table:table-cell table:formula="of:=[Sheet1.B36]" office:value-type="date" office:date-value="2017-09-25T11:14:37.92">
            <text:p>09/25/17 11:14 AM</text:p>
          </table:table-cell>
          <table:table-cell/>
          <table:table-cell table:formula="of:=[Sheet1.C36]" office:value-type="float" office:value="19.7399">
            <text:p>19.7399</text:p>
          </table:table-cell>
        </table:table-row>
        <table:table-row table:style-name="ro1">
          <table:table-cell table:formula="of:=[Sheet1.B37]" office:value-type="date" office:date-value="2017-09-26T01:56:45.25">
            <text:p>09/26/17 01:56 AM</text:p>
          </table:table-cell>
          <table:table-cell/>
          <table:table-cell table:formula="of:=[Sheet1.C37]" office:value-type="float" office:value="19.7751">
            <text:p>19.7751</text:p>
          </table:table-cell>
        </table:table-row>
        <table:table-row table:style-name="ro1">
          <table:table-cell table:formula="of:=[Sheet1.B38]" office:value-type="date" office:date-value="2017-09-26T05:57:05.24">
            <text:p>09/26/17 05:57 AM</text:p>
          </table:table-cell>
          <table:table-cell/>
          <table:table-cell table:formula="of:=[Sheet1.C38]" office:value-type="float" office:value="19.7078">
            <text:p>19.7078</text:p>
          </table:table-cell>
        </table:table-row>
        <table:table-row table:style-name="ro1">
          <table:table-cell table:formula="of:=[Sheet1.B39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heet1.B40]" office:value-type="float" office:value="0">
            <text:p>0</text:p>
          </table:table-cell>
          <table:table-cell table:number-columns-repeated="2"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118">
      <number:day number:style="long"/>
      <number:text>/</number:text>
      <number:month number:style="long"/>
      <number:text>/</number:text>
      <number:year number:style="long"/>
      <number:text>-</number:text>
      <number:hours number:style="long"/>
      <number:text>:</number:text>
      <number:minutes number:style="long"/>
      <number:text>:</number:text>
      <number:seconds number:style="long"/>
    </number:date-style>
    <style:style style:name="Default" style:family="table-cell">
      <style:text-properties style:font-name-asian="Droid Sans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5">10/05/2017</text:date>, <text:time>16:42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1T12:18:14</meta:creation-date>
    <meta:editing-duration>PT16H36M56S</meta:editing-duration>
    <meta:editing-cycles>14</meta:editing-cycles>
    <meta:generator>OpenOffice.org/3.4.1$Unix OpenOffice.org_project/341m1$Build-9593</meta:generator>
    <dc:date>2017-10-05T16:42:53</dc:date>
    <meta:document-statistic meta:table-count="3" meta:cell-count="167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118">
      <number:day number:style="long"/>
      <number:text>/</number:text>
      <number:month number:style="long"/>
      <number:text>/</number:text>
      <number:year number:style="long"/>
      <number:text>-</number:text>
      <number:hours number:style="long"/>
      <number:text>:</number:text>
      <number:minutes number:style="long"/>
      <number:text>:</number:text>
      <number:seconds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118">
      <style:chart-properties chart:display-label="true" chart:logarithmic="false" chart:minimum="42999.5" chart:interval-major="1" chart:reverse-direction="false" text:line-break="false" chart:axis-position="0" style:rotation-angle="45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2" chart:origin="0" chart:reverse-direction="false" text:line-break="fals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symbol-type="image" chart:symbol-width="2.3cm" chart:symbol-height="1.15cm">
        <chart:symbol-image xlink:href="Pictures/10000201000004B0000002589127A23F.png" xlink:type="simple" xlink:actuate="onLoad"/>
      </style:chart-properties>
      <style:graphic-properties draw:stroke="none" svg:stroke-width="0.08cm" svg:stroke-color="#579d1c" draw:fill-color="#579d1c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0084d1" draw:fill-color="#0084d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9.754cm" svg:height="11.159cm" xlink:href=".." xlink:type="simple" chart:class="chart:scatter" chart:style-name="ch1">
        <chart:legend chart:legend-position="end" svg:x="18.152cm" svg:y="5.031cm" style:legend-expansion="high" chart:style-name="ch2"/>
        <chart:plot-area chart:style-name="ch3" table:cell-range-address="Sheet1.B3:Sheet1.C17 Sheet1.B2:Sheet1.C2 Sheet1.C21:Sheet1.C38" chart:data-source-has-labels="both" svg:x="0.721cm" svg:y="0.993cm" svg:width="16.457cm" svg:height="10.116cm">
          <chartooo:coordinate-region svg:x="3.072cm" svg:y="1.219cm" svg:width="13.967cm" svg:height="7.152cm"/>
          <chart:axis chart:dimension="x" chart:name="primary-x" chart:style-name="ch4" chartooo:axis-type="auto">
            <chart:categories table:cell-range-address="Sheet1.B3:Sheet1.B17"/>
          </chart:axis>
          <chart:axis chart:dimension="y" chart:name="primary-y" chart:style-name="ch5"/>
          <chart:series chart:style-name="ch6" chart:values-cell-range-address="Sheet1.C3:Sheet1.C17" chart:label-cell-address="Sheet1.C2:Sheet1.C2" chart:class="chart:scatter">
            <chart:domain table:cell-range-address="Sheet1.B3:Sheet1.B17"/>
            <chart:data-point chart:repeated="15"/>
          </chart:series>
          <chart:series chart:style-name="ch7" chart:values-cell-range-address="Sheet1.C22:Sheet1.C38" chart:label-cell-address="Sheet1.C21:Sheet1.C21" chart:class="chart:scatter">
            <chart:domain table:cell-range-address="Sheet1.B22:Sheet1.B38"/>
            <chart:data-point chart:repeated="1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3-140</text:p>
                <draw:g>
                  <svg:desc>Sheet1.C2:Sheet1.C2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6-140</text:p>
                <draw:g>
                  <svg:desc>Sheet1.C21:Sheet1.C21</svg:desc>
                </draw:g>
              </table:table-cell>
            </table:table-row>
          </table:table-header-rows>
          <table:table-rows>
            <table:table-row>
              <table:table-cell office:value-type="float" office:value="43000.0451951389">
                <text:p>43000</text:p>
                <draw:g>
                  <svg:desc>Sheet1.B3:Sheet1.B17</svg:desc>
                </draw:g>
              </table:table-cell>
              <table:table-cell office:value-type="float" office:value="43000.0451951389">
                <text:p>43000.0451951389</text:p>
                <draw:g>
                  <svg:desc>Sheet1.B3:Sheet1.B17</svg:desc>
                </draw:g>
              </table:table-cell>
              <table:table-cell office:value-type="float" office:value="13.9623">
                <text:p>13.9623</text:p>
                <draw:g>
                  <svg:desc>Sheet1.C3:Sheet1.C17</svg:desc>
                </draw:g>
              </table:table-cell>
              <table:table-cell office:value-type="float" office:value="43004.4562803241">
                <text:p>43004.4562803241</text:p>
                <draw:g>
                  <svg:desc>Sheet1.B22:Sheet1.B38</svg:desc>
                </draw:g>
              </table:table-cell>
              <table:table-cell office:value-type="float" office:value="19.6962">
                <text:p>19.6962</text:p>
                <draw:g>
                  <svg:desc>Sheet1.C22:Sheet1.C38</svg:desc>
                </draw:g>
              </table:table-cell>
            </table:table-row>
            <table:table-row>
              <table:table-cell office:value-type="float" office:value="43000.1672251157">
                <text:p>43000</text:p>
              </table:table-cell>
              <table:table-cell office:value-type="float" office:value="43000.1672251157">
                <text:p>43000.1672251157</text:p>
              </table:table-cell>
              <table:table-cell office:value-type="float" office:value="14.2799">
                <text:p>14.2799</text:p>
              </table:table-cell>
              <table:table-cell office:value-type="float" office:value="43004.6891814815">
                <text:p>43004.6891814815</text:p>
              </table:table-cell>
              <table:table-cell office:value-type="float" office:value="19.8053">
                <text:p>19.8053</text:p>
              </table:table-cell>
            </table:table-row>
            <table:table-row>
              <table:table-cell office:value-type="float" office:value="43000.2599805556">
                <text:p>43000</text:p>
              </table:table-cell>
              <table:table-cell office:value-type="float" office:value="43000.2599805556">
                <text:p>43000.2599805556</text:p>
              </table:table-cell>
              <table:table-cell office:value-type="float" office:value="14.7138">
                <text:p>14.7138</text:p>
              </table:table-cell>
              <table:table-cell office:value-type="float" office:value="43004.9464260417">
                <text:p>43004.9464260417</text:p>
              </table:table-cell>
              <table:table-cell office:value-type="float" office:value="19.6732">
                <text:p>19.6732</text:p>
              </table:table-cell>
            </table:table-row>
            <table:table-row>
              <table:table-cell office:value-type="float" office:value="43000.3577482639">
                <text:p>43000</text:p>
              </table:table-cell>
              <table:table-cell office:value-type="float" office:value="43000.3577482639">
                <text:p>43000.3577482639</text:p>
              </table:table-cell>
              <table:table-cell office:value-type="float" office:value="14.6255">
                <text:p>14.6255</text:p>
              </table:table-cell>
              <table:table-cell office:value-type="float" office:value="43000.4709226852">
                <text:p>43000.4709226852</text:p>
              </table:table-cell>
              <table:table-cell office:value-type="float" office:value="14.9423">
                <text:p>14.9423</text:p>
              </table:table-cell>
            </table:table-row>
            <table:table-row>
              <table:table-cell office:value-type="float" office:value="43001.5360037037">
                <text:p>43000</text:p>
              </table:table-cell>
              <table:table-cell office:value-type="float" office:value="43001.5360037037">
                <text:p>43001.5360037037</text:p>
              </table:table-cell>
              <table:table-cell office:value-type="float" office:value="17.4408">
                <text:p>17.4408</text:p>
              </table:table-cell>
              <table:table-cell office:value-type="float" office:value="43000.6262902778">
                <text:p>43000.6262902778</text:p>
              </table:table-cell>
              <table:table-cell office:value-type="float" office:value="15.1678">
                <text:p>15.1678</text:p>
              </table:table-cell>
            </table:table-row>
            <table:table-row>
              <table:table-cell office:value-type="float" office:value="43001.6914408103">
                <text:p>43000</text:p>
              </table:table-cell>
              <table:table-cell office:value-type="float" office:value="43001.6914408103">
                <text:p>43001.6914408103</text:p>
              </table:table-cell>
              <table:table-cell office:value-type="float" office:value="0">
                <text:p>0</text:p>
              </table:table-cell>
              <table:table-cell office:value-type="float" office:value="43000.8090570602">
                <text:p>43000.8090570602</text:p>
              </table:table-cell>
              <table:table-cell office:value-type="float" office:value="15.6145">
                <text:p>15.6145</text:p>
              </table:table-cell>
            </table:table-row>
            <table:table-row>
              <table:table-cell office:value-type="float" office:value="43001.736678125">
                <text:p>43000</text:p>
              </table:table-cell>
              <table:table-cell office:value-type="float" office:value="43001.736678125">
                <text:p>43001.736678125</text:p>
              </table:table-cell>
              <table:table-cell office:value-type="float" office:value="17.9567">
                <text:p>17.9567</text:p>
              </table:table-cell>
              <table:table-cell office:value-type="float" office:value="43001.09206875">
                <text:p>43001.09206875</text:p>
              </table:table-cell>
              <table:table-cell office:value-type="float" office:value="16.5058">
                <text:p>16.5058</text:p>
              </table:table-cell>
            </table:table-row>
            <table:table-row>
              <table:table-cell office:value-type="float" office:value="43002.3740202546">
                <text:p>43000</text:p>
              </table:table-cell>
              <table:table-cell office:value-type="float" office:value="43002.3740202546">
                <text:p>43002.3740202546</text:p>
              </table:table-cell>
              <table:table-cell office:value-type="float" office:value="18.9357">
                <text:p>18.9357</text:p>
              </table:table-cell>
              <table:table-cell office:value-type="float" office:value="43001.4515481481">
                <text:p>43001.4515481481</text:p>
              </table:table-cell>
              <table:table-cell office:value-type="float" office:value="17.1413">
                <text:p>17.1413</text:p>
              </table:table-cell>
            </table:table-row>
            <table:table-row>
              <table:table-cell office:value-type="float" office:value="43002.6673232639">
                <text:p>43000</text:p>
              </table:table-cell>
              <table:table-cell office:value-type="float" office:value="43002.6673232639">
                <text:p>43002.6673232639</text:p>
              </table:table-cell>
              <table:table-cell office:value-type="float" office:value="19.0565">
                <text:p>19.0565</text:p>
              </table:table-cell>
              <table:table-cell office:value-type="float" office:value="43001.8678875">
                <text:p>43001.8678875</text:p>
              </table:table-cell>
              <table:table-cell office:value-type="float" office:value="17.1872">
                <text:p>17.1872</text:p>
              </table:table-cell>
            </table:table-row>
            <table:table-row>
              <table:table-cell office:value-type="float" office:value="43002.8890425926">
                <text:p>43000</text:p>
              </table:table-cell>
              <table:table-cell office:value-type="float" office:value="43002.8890425926">
                <text:p>43002.8890425926</text:p>
              </table:table-cell>
              <table:table-cell office:value-type="float" office:value="19.3572">
                <text:p>19.3572</text:p>
              </table:table-cell>
              <table:table-cell office:value-type="float" office:value="43001.9206491898">
                <text:p>43001.9206491898</text:p>
              </table:table-cell>
              <table:table-cell office:value-type="float" office:value="18.1695">
                <text:p>18.1695</text:p>
              </table:table-cell>
            </table:table-row>
            <table:table-row>
              <table:table-cell office:value-type="float" office:value="43002.9511690972">
                <text:p>43000</text:p>
              </table:table-cell>
              <table:table-cell office:value-type="float" office:value="43002.9511690972">
                <text:p>43002.9511690972</text:p>
              </table:table-cell>
              <table:table-cell office:value-type="float" office:value="19.009">
                <text:p>19.009</text:p>
              </table:table-cell>
              <table:table-cell office:value-type="float" office:value="43002.4566122685">
                <text:p>43002.4566122685</text:p>
              </table:table-cell>
              <table:table-cell office:value-type="float" office:value="18.7158">
                <text:p>18.7158</text:p>
              </table:table-cell>
            </table:table-row>
            <table:table-row>
              <table:table-cell office:value-type="float" office:value="43003.1524337963">
                <text:p>43000</text:p>
              </table:table-cell>
              <table:table-cell office:value-type="float" office:value="43003.1524337963">
                <text:p>43003.1524337963</text:p>
              </table:table-cell>
              <table:table-cell office:value-type="float" office:value="19.1542">
                <text:p>19.1542</text:p>
              </table:table-cell>
              <table:table-cell office:value-type="float" office:value="43002.7205594908">
                <text:p>43002.7205594908</text:p>
              </table:table-cell>
              <table:table-cell office:value-type="float" office:value="19.2945">
                <text:p>19.2945</text:p>
              </table:table-cell>
            </table:table-row>
            <table:table-row>
              <table:table-cell office:value-type="float" office:value="43003.3877429398">
                <text:p>43000</text:p>
              </table:table-cell>
              <table:table-cell office:value-type="float" office:value="43003.3877429398">
                <text:p>43003.3877429398</text:p>
              </table:table-cell>
              <table:table-cell office:value-type="float" office:value="19.489">
                <text:p>19.489</text:p>
              </table:table-cell>
              <table:table-cell office:value-type="float" office:value="43003.022590625">
                <text:p>43003.022590625</text:p>
              </table:table-cell>
              <table:table-cell office:value-type="float" office:value="19.7338">
                <text:p>19.7338</text:p>
              </table:table-cell>
            </table:table-row>
            <table:table-row>
              <table:table-cell office:value-type="float" office:value="43004.0185478009">
                <text:p>43000</text:p>
              </table:table-cell>
              <table:table-cell office:value-type="float" office:value="43004.0185478009">
                <text:p>43004.0185478009</text:p>
              </table:table-cell>
              <table:table-cell office:value-type="float" office:value="19.2663">
                <text:p>19.2663</text:p>
              </table:table-cell>
              <table:table-cell office:value-type="float" office:value="43003.2171645833">
                <text:p>43003.2171645833</text:p>
              </table:table-cell>
              <table:table-cell office:value-type="float" office:value="19.4109">
                <text:p>19.4109</text:p>
              </table:table-cell>
            </table:table-row>
            <table:table-row>
              <table:table-cell office:value-type="float" office:value="43004.1904453704">
                <text:p>43000</text:p>
              </table:table-cell>
              <table:table-cell office:value-type="float" office:value="43004.1904453704">
                <text:p>43004.1904453704</text:p>
              </table:table-cell>
              <table:table-cell office:value-type="float" office:value="19.4245">
                <text:p>19.4245</text:p>
              </table:table-cell>
              <table:table-cell office:value-type="float" office:value="43003.4684944445">
                <text:p>43003.4684944445</text:p>
              </table:table-cell>
              <table:table-cell office:value-type="float" office:value="19.7399">
                <text:p>19.73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004.0810792824">
                <text:p>43004.0810792824</text:p>
              </table:table-cell>
              <table:table-cell office:value-type="float" office:value="19.7751">
                <text:p>19.77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004.2479773148">
                <text:p>43004.2479773148</text:p>
              </table:table-cell>
              <table:table-cell office:value-type="float" office:value="19.7078">
                <text:p>19.707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Unix OpenOffice.org_project/341m1$Build-959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